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>
      <style:paragraph-properties fo:text-align="justify" style:justify-single-word="false"/>
      <style:text-properties fo:language="fr" fo:country="BE"/>
    </style:style>
    <style:style style:name="P10" style:family="paragraph" style:parent-style-name="Standard">
      <style:paragraph-properties fo:text-align="justify" style:justify-single-word="false"/>
      <style:text-properties fo:language="en" fo:country="GB"/>
    </style:style>
    <style:style style:name="P11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en" fo:country="GB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3" style:family="paragraph" style:parent-style-name="Standard">
      <loext:graphic-properties draw:fill="solid" draw:fill-color="#00ffff"/>
      <style:paragraph-properties fo:text-align="center" style:justify-single-word="false" fo:background-color="#00ffff" fo:padding-left="0.141cm" fo:padding-right="0.141cm" fo:padding-top="0.035cm" fo:padding-bottom="0.035cm" fo:border="0.51pt solid #00000a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6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17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1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GB"/>
    </style:style>
    <style:style style:name="P19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0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P21" style:family="paragraph" style:parent-style-name="Text_20_body_20_indent">
      <style:paragraph-properties fo:margin-left="3.493cm" fo:margin-right="0cm" fo:text-indent="-3.493cm" style:auto-text-indent="false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fr" fo:country="BE"/>
    </style:style>
    <style:style style:name="T7" style:family="text">
      <style:text-properties fo:language="en" fo:country="GB"/>
    </style:style>
    <style:style style:name="T8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9" style:family="text">
      <style:text-properties fo:color="#ff66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-start text:name="_GoBack"/><text:span text:style-name="T1">453---SYSTEME D'EXPLOITATION - e-learning - Séquence 8</text:span><text:bookmark-end text:name="_GoBack"/></text:p>
      <text:p text:style-name="P2"><text:span text:style-name="T1">Accès au système de fichiers – 2</text:span></text:p>
      <text:p text:style-name="P5"/>
      <text:p text:style-name="P12"><text:span text:style-name="T2">Légende</text:span><text:span text:style-name="T3"> :</text:span></text:p>
      <text:p text:style-name="P14"/>
      <text:p text:style-name="P15">Explications sur fond blanc</text:p>
      <text:p text:style-name="P16">Exercice à accomplir sur fond rouge clair</text:p>
      <text:p text:style-name="P17">Une ou plusieurs solutions possibles pour accomplir l’exercice sur fond vert clair</text:p>
      <text:p text:style-name="P6"/>
      <text:p text:style-name="P6"/>
      <text:p text:style-name="P6"/>
      <text:p text:style-name="P6">Syntaxe du shell : les caractères de protection ou d’échappement :</text:p>
      <text:p text:style-name="P6"/>
      <text:p text:style-name="P6">\<text:tab/>Annulation de la signification du caractère spécial suivant</text:p>
      <text:p text:style-name="P6">'...'<text:tab/>Annulation de la signification de tous les caractères spéciaux</text:p>
      <text:p text:style-name="P6">"..."<text:tab/>Annulation de la signification des caractères spéciaux, sauf : « ` », « \ » et « $ »</text:p>
      <text:p text:style-name="P6"/>
      <text:p text:style-name="P6"/>
      <text:p text:style-name="P6"/>
      <text:p text:style-name="P1"><text:span text:style-name="T4">Quelques commandes</text:span><text:span text:style-name="T5"> :</text:span></text:p>
      <text:p text:style-name="P6"/>
      <text:p text:style-name="P6"/>
      <text:p text:style-name="P6"/>
      <text:p text:style-name="P15">FILE(1)</text:p>
      <text:p text:style-name="P15"/>
      <text:p text:style-name="P15"><text:span text:style-name="T6">NAME</text:span></text:p>
      <text:p text:style-name="P15"><text:span text:style-name="T6"><text:s text:c="7"/>file - determine file type</text:span></text:p>
      <text:p text:style-name="P9"/>
      <text:p text:style-name="P6">C’est grâce à la commande « file » que l’on peut savoir si un fichier est un fichier de programme exécutable, ou un fichier de texte, ou etc.</text:p>
      <text:p text:style-name="P6"/>
      <text:p text:style-name="P6"/>
      <text:p text:style-name="P6"/>
      <text:p text:style-name="P15"><text:span text:style-name="T7">CD(1)</text:span></text:p>
      <text:p text:style-name="P18"/>
      <text:p text:style-name="P15"><text:span text:style-name="T7">NAME</text:span></text:p>
      <text:p text:style-name="P15"><text:span text:style-name="T7"><text:s text:c="7"/>cd - Change the shell working directory</text:span></text:p>
      <text:p text:style-name="P10"/>
      <text:p text:style-name="P10"/>
      <text:p text:style-name="P10"/>
      <text:p text:style-name="P15"><text:span text:style-name="T6">MKDIR(1)</text:span></text:p>
      <text:p text:style-name="P19"/>
      <text:p text:style-name="P15">NOM</text:p>
      <text:p text:style-name="P15"><text:s text:c="7"/>mkdir - Créer des répertoires</text:p>
      <text:p text:style-name="P15"/>
      <text:p text:style-name="P15">SYNOPSIS</text:p>
      <text:p text:style-name="P15"><text:s text:c="7"/>mkdir [OPTION]... RÉPERTOIRE...</text:p>
      <text:p text:style-name="P15"/>
      <text:p text:style-name="P15"><text:soft-page-break/>DESCRIPTION</text:p>
      <text:p text:style-name="P15"><text:s text:c="7"/>Créer les RÉPERTOIREs s'ils n'existent pas.</text:p>
      <text:p text:style-name="P9"/>
      <text:p text:style-name="P9"/>
      <text:p text:style-name="P9"/>
      <text:p text:style-name="P15">LS(1)</text:p>
      <text:p text:style-name="P15"/>
      <text:p text:style-name="P15">NOM</text:p>
      <text:p text:style-name="P15"><text:s text:c="7"/>ls - Afficher le contenu de répertoires</text:p>
      <text:p text:style-name="P15"/>
      <text:p text:style-name="P15">SYNOPSIS</text:p>
      <text:p text:style-name="P15"><text:s text:c="7"/>ls [OPTION]... [FICHIER]...</text:p>
      <text:p text:style-name="P15"/>
      <text:p text:style-name="P15">DESCRIPTION</text:p>
      <text:p text:style-name="P15"><text:s text:c="7"/>Afficher les informations des FICHIERs (du répertoire courant par défaut).</text:p>
      <text:p text:style-name="P15"><text:s text:c="7"/>Les entrées sont triées alphabétiquement si aucune des options</text:p>
      <text:p text:style-name="P15"><text:s text:c="7"/>-cftuvSUX ou --sort n'est indiquée.</text:p>
      <text:p text:style-name="P6"/>
      <text:p text:style-name="P6"/>
      <text:p text:style-name="P6"/>
      <text:p text:style-name="P15">CP(1)</text:p>
      <text:p text:style-name="P15"/>
      <text:p text:style-name="P15">NOM</text:p>
      <text:p text:style-name="P15"><text:s text:c="7"/>cp - Copier des fichiers et des répertoires</text:p>
      <text:p text:style-name="P15"/>
      <text:p text:style-name="P15">SYNOPSIS</text:p>
      <text:p text:style-name="P15"><text:s text:c="7"/>cp [OPTION]... [-T] SOURCE CIBLE</text:p>
      <text:p text:style-name="P15"><text:s text:c="7"/>cp [OPTION]... SOURCE... RÉPERTOIRE</text:p>
      <text:p text:style-name="P15"><text:s text:c="7"/>cp [OPTION]... -t RÉPERTOIRE SOURCE...</text:p>
      <text:p text:style-name="P15"/>
      <text:p text:style-name="P15">DESCRIPTION</text:p>
      <text:p text:style-name="P15"><text:s text:c="7"/>Copier la SOURCE vers la CIBLE, ou de multiples SOURCEs vers le RÉPERTOIRE.</text:p>
      <text:p text:style-name="P6"/>
      <text:p text:style-name="P6"/>
      <text:p text:style-name="P6"/>
      <text:p text:style-name="P15">RM(1)</text:p>
      <text:p text:style-name="P15"/>
      <text:p text:style-name="P15">NOM</text:p>
      <text:p text:style-name="P15"><text:s text:c="7"/>rm - Effacer des fichiers et des répertoires</text:p>
      <text:p text:style-name="P15"/>
      <text:p text:style-name="P15">SYNOPSIS</text:p>
      <text:p text:style-name="P15"><text:s text:c="7"/>rm [OPTION]... FICHIER...</text:p>
      <text:p text:style-name="P15"/>
      <text:p text:style-name="P15">DESCRIPTION</text:p>
      <text:p text:style-name="P15"><text:s text:c="7"/>Le programme rm efface chaque fichier listé.</text:p>
      <text:p text:style-name="P15"><text:s text:c="7"/>Par défaut, il n'efface pas les répertoires.</text:p>
      <text:p text:style-name="P6"/>
      <text:p text:style-name="P6"/>
      <text:p text:style-name="P6"/>
      <text:p text:style-name="P15"><text:soft-page-break/>DATE(1)</text:p>
      <text:p text:style-name="P15"/>
      <text:p text:style-name="P15">NOM</text:p>
      <text:p text:style-name="P15"><text:s text:c="7"/>date - Afficher ou configurer la date et l'heure du système</text:p>
      <text:p text:style-name="P15"/>
      <text:p text:style-name="P15">SYNOPSIS</text:p>
      <text:p text:style-name="P15"><text:s text:c="7"/>date [OPTION]... [+FORMAT]</text:p>
      <text:p text:style-name="P15"><text:s text:c="7"/>date [-u|--utc|--universal] [MMJJhhmm[[CC]AA][.ss]]</text:p>
      <text:p text:style-name="P15"/>
      <text:p text:style-name="P15">DESCRIPTION</text:p>
      <text:p text:style-name="P15"><text:s text:c="7"/>Afficher dans le FORMAT indiqué ou configurer la date et l'heure du système.</text:p>
      <text:p text:style-name="P6"/>
      <text:p text:style-name="P6"/>
      <text:p text:style-name="P6"/>
      <text:p text:style-name="P3"><text:span text:style-name="T8">LABORATOIRE – Accès au système de fichiers – 2</text:span></text:p>
      <text:p text:style-name="P6"/>
      <text:p text:style-name="P13"><text:span text:style-name="T5">Les exercices des séquences 7 à 11 s’enchaînent.</text:span></text:p>
      <text:p text:style-name="P13"><text:span text:style-name="T5">Il faut donc les accomplir dans l’ordre prévu.</text:span></text:p>
      <text:p text:style-name="P6"/>
      <text:p text:style-name="P4"><text:span text:style-name="T9">Dans la distribution Debian GNU/Linux :</text:span></text:p>
      <text:p text:style-name="P6"/>
      <text:p text:style-name="P6"/>
      <text:p text:style-name="P6"/>
      <text:p text:style-name="P6">Dans la suite, le nom de l’utilisateur ordinaire sera représenté par le mot « user ».</text:p>
      <text:p text:style-name="P6"/>
      <text:p text:style-name="P6"/>
      <text:p text:style-name="P6"/>
      <text:p text:style-name="P7">Connectez-vous dans un terminal</text:p>
      <text:p text:style-name="P6"/>
      <text:p text:style-name="P6"/>
      <text:p text:style-name="P6"/>
      <text:p text:style-name="P7">Affichez le manuel de la commande file</text:p>
      <text:p text:style-name="P6"/>
      <text:p text:style-name="P8">man file</text:p>
      <text:p text:style-name="P6"/>
      <text:p text:style-name="P6"/>
      <text:p text:style-name="P6"/>
      <text:p text:style-name="P7">Visualisez le type des fichiers /etc/services, /etc/issue, /usr/bin/who, /etc/passwd</text:p>
      <text:p text:style-name="P6"/>
      <text:p text:style-name="P8">file /etc/services</text:p>
      <text:p text:style-name="P8"/>
      <text:p text:style-name="P8">file /etc/issue</text:p>
      <text:p text:style-name="P8"/>
      <text:p text:style-name="P8"><text:span text:style-name="T7">file /usr/bin/who</text:span></text:p>
      <text:p text:style-name="P11"/>
      <text:p text:style-name="P8"><text:span text:style-name="T7">file /etc/passwd</text:span></text:p>
      <text:p text:style-name="P10"/>
      <text:p text:style-name="P10"/>
      <text:p text:style-name="P10"/>
      <text:p text:style-name="P7">Changez de working directory de façon à ce qu’il devienne le répertoire personnel de user</text:p>
      <text:p text:style-name="P6"><text:soft-page-break/></text:p>
      <text:p text:style-name="P8">cd</text:p>
      <text:p text:style-name="P6"/>
      <text:p text:style-name="P8">cd ~</text:p>
      <text:p text:style-name="P6"/>
      <text:p text:style-name="P6"/>
      <text:p text:style-name="P6"/>
      <text:p text:style-name="P7">Affichez le manuel de la commande mkdir</text:p>
      <text:p text:style-name="P6"/>
      <text:p text:style-name="P8">man mkdir</text:p>
      <text:p text:style-name="P6"/>
      <text:p text:style-name="P6"/>
      <text:p text:style-name="P6"/>
      <text:p text:style-name="P7">Créez un répertoire nommé : « Un_dossier »</text:p>
      <text:p text:style-name="P6"/>
      <text:p text:style-name="P8">mkdir Un_dossier</text:p>
      <text:p text:style-name="P6"/>
      <text:p text:style-name="P6"/>
      <text:p text:style-name="P6"/>
      <text:p text:style-name="P7">Listez</text:p>
      <text:p text:style-name="P6"/>
      <text:p text:style-name="P6"/>
      <text:p text:style-name="P6"/>
      <text:p text:style-name="P6">Syntaxe du shell : les caractères de protection ou d’échappement :</text:p>
      <text:p text:style-name="P6"/>
      <text:p text:style-name="P6">\<text:tab/>Annulation de la signification du caractère spécial suivant</text:p>
      <text:p text:style-name="P6">'...'<text:tab/>Annulation de la signification de tous les caractères spéciaux</text:p>
      <text:p text:style-name="P6">"..."<text:tab/>Annulation de la signification des caractères spéciaux, sauf : « ` », « \ » et « $ »</text:p>
      <text:p text:style-name="P6"/>
      <text:p text:style-name="P7">Créez un répertoire nommé : « Un dossier »</text:p>
      <text:p text:style-name="P6"/>
      <text:p text:style-name="P8">mkdir 'Un dossier'</text:p>
      <text:p text:style-name="P6"/>
      <text:p text:style-name="P6"/>
      <text:p text:style-name="P6"/>
      <text:p text:style-name="P7">Listez</text:p>
      <text:p text:style-name="P6"/>
      <text:p text:style-name="P6"/>
      <text:p text:style-name="P6"/>
      <text:p text:style-name="P7">Créez la suite de répertoires suivante : dir1/doc1</text:p>
      <text:p text:style-name="P6"/>
      <text:p text:style-name="P8">mkdir dir1</text:p>
      <text:p text:style-name="P8"/>
      <text:p text:style-name="P8">ls</text:p>
      <text:p text:style-name="P8"/>
      <text:p text:style-name="P8">cd dir1</text:p>
      <text:p text:style-name="P8"/>
      <text:p text:style-name="P8">mkdir doc1</text:p>
      <text:p text:style-name="P8"/>
      <text:p text:style-name="P8">ls</text:p>
      <text:p text:style-name="P6"><text:soft-page-break/></text:p>
      <text:p text:style-name="P6"/>
      <text:p text:style-name="P6"/>
      <text:p text:style-name="P7">Changez de working directory de façon à ce qu’il devienne le répertoire personnel de user</text:p>
      <text:p text:style-name="P6"/>
      <text:p text:style-name="P8">cd</text:p>
      <text:p text:style-name="P6"/>
      <text:p text:style-name="P8">cd ~</text:p>
      <text:p text:style-name="P6"/>
      <text:p text:style-name="P6"/>
      <text:p text:style-name="P6"/>
      <text:p text:style-name="P7">Créez la suite de répertoires dir2/doc2/textes en exécutant une seule commande</text:p>
      <text:p text:style-name="P6"/>
      <text:p text:style-name="P8">mkdir -p dir2/doc2/textes</text:p>
      <text:p text:style-name="P6"/>
      <text:p text:style-name="P6"/>
      <text:p text:style-name="P6"/>
      <text:p text:style-name="P7">Visualisez le résultat puis faites en sorte que le working directory redevienne le répertoire personnel de user</text:p>
      <text:p text:style-name="P6"/>
      <text:p text:style-name="P6"/>
      <text:p text:style-name="P6"/>
      <text:p text:style-name="P7">Affichez le manuel de la commande cp</text:p>
      <text:p text:style-name="P6"/>
      <text:p text:style-name="P8">man cp</text:p>
      <text:p text:style-name="P6"/>
      <text:p text:style-name="P6"/>
      <text:p text:style-name="P6"/>
      <text:p text:style-name="P7">Copiez le fichier /etc/issue, dans ~</text:p>
      <text:p text:style-name="P6"/>
      <text:p text:style-name="P8">cp /etc/issue ~</text:p>
      <text:p text:style-name="P6"/>
      <text:p text:style-name="P6"/>
      <text:p text:style-name="P6"/>
      <text:p text:style-name="P7">Listez</text:p>
      <text:p text:style-name="P6"/>
      <text:p text:style-name="P6"/>
      <text:p text:style-name="P6"/>
      <text:p text:style-name="P7">Copiez le fichier /etc/issue en le fichier nommé : « distrib-vers », dans ~</text:p>
      <text:p text:style-name="P6"/>
      <text:p text:style-name="P8">cp /etc/issue distrib-vers</text:p>
      <text:p text:style-name="P6"/>
      <text:p text:style-name="P6"/>
      <text:p text:style-name="P6"/>
      <text:p text:style-name="P7">Listez</text:p>
      <text:p text:style-name="P6"/>
      <text:p text:style-name="P6"/>
      <text:p text:style-name="P6"/>
      <text:p text:style-name="P7">Copiez le fichier /etc/issue en le fichier distrib-vers, dans Un_dossier (chemin relatif)</text:p>
      <text:p text:style-name="P6"/>
      <text:p text:style-name="P8"><text:soft-page-break/>cp /etc/issue Un_dossier/distrib-vers</text:p>
      <text:p text:style-name="P6"/>
      <text:p text:style-name="P8">cp /etc/issue ./Un_dossier/distrib-vers</text:p>
      <text:p text:style-name="P6"/>
      <text:p text:style-name="P6"/>
      <text:p text:style-name="P6"/>
      <text:p text:style-name="P7">Copiez le fichier /etc/issue en le fichier distrib-vers, dans Un_dossier (chemin absolu)</text:p>
      <text:p text:style-name="P6"/>
      <text:p text:style-name="P8">cp /etc/issue /home/user/Un_dossier/distrib-vers</text:p>
      <text:p text:style-name="P6"/>
      <text:p text:style-name="P8">cp /etc/issue ~/Un_dossier/distrib-vers</text:p>
      <text:p text:style-name="P6"/>
      <text:p text:style-name="P21">ATTENTION !<text:tab/>Si vous effectuez une copie d’un fichier sur un fichier qui existe dejà, celui-ci est effacé et remplacé par le nouveau fichier !</text:p>
      <text:p text:style-name="P6"/>
      <text:p text:style-name="P6"/>
      <text:p text:style-name="P6"/>
      <text:p text:style-name="P7">Copiez le fichier ~/issue en le fichier distrib-vers, dans Un_dossier, avec avertissement</text:p>
      <text:p text:style-name="P6"/>
      <text:p text:style-name="P8">cp -i issue Un_dossier/distrib-vers</text:p>
      <text:p text:style-name="P6"/>
      <text:p text:style-name="P6"/>
      <text:p text:style-name="P6"/>
      <text:p text:style-name="P7">Copiez le fichier ~/issue en le fichier distrib-vers, dans Un_dossier, avec avertissement et sauvegarde du fichier précédent dans le répertoire de destination</text:p>
      <text:p text:style-name="P6"/>
      <text:p text:style-name="P8">cp -ib issue Un_dossier/distrib-vers</text:p>
      <text:p text:style-name="P6"/>
      <text:p text:style-name="P6"/>
      <text:p text:style-name="P6"/>
      <text:p text:style-name="P7">Affichez le contenu du répertoire /home/user/Un_dossier, y compris les entrées cachées (débutant par « . »), en utilisant un format d’affichage long</text:p>
      <text:p text:style-name="P6"/>
      <text:p text:style-name="P8">ls -al Un_dossier</text:p>
      <text:p text:style-name="P6"/>
      <text:p text:style-name="P6"/>
      <text:p text:style-name="P6"/>
      <text:p text:style-name="P7">Copiez ~/Un_dossier/distrib-vers en d-v-ldur, dans le répertoire « Un dossier », en créant un lien « dur »</text:p>
      <text:p text:style-name="P6"/>
      <text:p text:style-name="P8">cp -l Un_dossier/distrib-vers 'Un dossier'/d-v-ldur</text:p>
      <text:p text:style-name="P6"/>
      <text:p text:style-name="P6"/>
      <text:p text:style-name="P6"/>
      <text:p text:style-name="P7">Visualisez les caractéristiques du fichier Un_dossier/distrib-vers</text:p>
      <text:p text:style-name="P6"/>
      <text:p text:style-name="P8">ls -l Un_dossier/distrib-vers</text:p>
      <text:p text:style-name="P6"/>
      <text:p text:style-name="P6"/>
      <text:p text:style-name="P6"/>
      <text:p text:style-name="P7"><text:soft-page-break/>Visualisez les caractéristiques du fichier d-v-ldur</text:p>
      <text:p text:style-name="P6"/>
      <text:p text:style-name="P8">ls -l 'Un dossier'/d-v-ldur</text:p>
      <text:p text:style-name="P6"/>
      <text:p text:style-name="P6"/>
      <text:p text:style-name="P6"/>
      <text:p text:style-name="P7">Copiez ~/Un_dossier/distrib-vers en d-v-lsymb, dans le répertoire « Un dossier », en créant un lien symbolique</text:p>
      <text:p text:style-name="P6"/>
      <text:p text:style-name="P8">cd 'Un dossier'</text:p>
      <text:p text:style-name="P8">cp -s ../Un_dossier/distrib-vers d-v-lsymb</text:p>
      <text:p text:style-name="P8">cd ..</text:p>
      <text:p text:style-name="P6"/>
      <text:p text:style-name="P6"/>
      <text:p text:style-name="P6"/>
      <text:p text:style-name="P7">Visualisez les caractéristiques du fichier Un_dossier/distrib-vers</text:p>
      <text:p text:style-name="P6"/>
      <text:p text:style-name="P8">ls -l Un_dossier/distrib-vers</text:p>
      <text:p text:style-name="P6"/>
      <text:p text:style-name="P6"/>
      <text:p text:style-name="P6"/>
      <text:p text:style-name="P7">Visualisez les caractéristiques du fichier d-v-lsymb</text:p>
      <text:p text:style-name="P6"/>
      <text:p text:style-name="P8">ls -l 'Un dossier'/d-v-lsymb</text:p>
      <text:p text:style-name="P6"/>
      <text:p text:style-name="P6"/>
      <text:p text:style-name="P6"/>
      <text:p text:style-name="P7">Copiez récursivement le répertoire Un_dossier et son contenu dans le répertoire dir1, avec affichage des fichiers copiés (sortie verbeuse)</text:p>
      <text:p text:style-name="P6"/>
      <text:p text:style-name="P8">cp -rv Un_dossier dir1</text:p>
      <text:p text:style-name="P6"/>
      <text:p text:style-name="P6"/>
      <text:p text:style-name="P6"/>
      <text:p text:style-name="P7">Visualisez le résultat en listant</text:p>
      <text:p text:style-name="P6"/>
      <text:p text:style-name="P6"/>
      <text:p text:style-name="P6"/>
      <text:p text:style-name="P7">Affichez le manuel de la commande rm</text:p>
      <text:p text:style-name="P6"/>
      <text:p text:style-name="P8">man rm</text:p>
      <text:p text:style-name="P6"/>
      <text:p text:style-name="P6"/>
      <text:p text:style-name="P6"/>
      <text:p text:style-name="P7">Supprimez le fichier ~/distrib-vers, avec avertissement</text:p>
      <text:p text:style-name="P6"/>
      <text:p text:style-name="P8">rm -i distrib-vers</text:p>
      <text:p text:style-name="P6"/>
      <text:p text:style-name="P6"/>
      <text:p text:style-name="P6"/>
      <text:p text:style-name="P7"><text:soft-page-break/>Supprimez récursivement et de manière forcée le répertoire ~/dir1/Un_dossier et son contenu, sans avertissement</text:p>
      <text:p text:style-name="P6"/>
      <text:p text:style-name="P8">rm -rf dir1/Un_dossier</text:p>
      <text:p text:style-name="P6"/>
      <text:p text:style-name="P6">Cette dernière opération n’est évidemment à exécuter qu’avec grande précaution !</text:p>
      <text:p text:style-name="P6"/>
      <text:p text:style-name="P6"/>
      <text:p text:style-name="P6"/>
      <text:p text:style-name="P7">Affichez la date et l’heure système, dans le style :</text:p>
      <text:p text:style-name="P7"/>
      <text:p text:style-name="P7">DATE : samedi 24 mars 2029</text:p>
      <text:p text:style-name="P7">HEURE : 16 heures 25 minutes 44 secondes</text:p>
      <text:p text:style-name="P6"/>
      <text:p text:style-name="P8">date '+DATE : %A %d %B %C%y%nHEURE : %H heures %M minutes %S secondes'</text:p>
      <text:p text:style-name="P6"/>
      <text:p text:style-name="P6"/>
      <text:p text:style-name="P6"/>
      <text:p text:style-name="P7">Déconnectez-vous</text:p>
      <text:p text:style-name="P6"/>
      <text:p text:style-name="P8">exit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default-outline-level="" style:class="text">
      <style:paragraph-properties fo:margin-left="3.81cm" fo:margin-right="0cm" fo:text-align="justify" style:justify-single-word="false" fo:hyphenation-ladder-count="no-limit" fo:text-indent="-3.81cm" style:auto-text-indent="false"/>
      <style:text-properties style:language-asian="ar" style:country-asian="SA" fo:hyphenate="false" fo:hyphenation-remain-char-count="2" fo:hyphenation-push-char-count="2"/>
    </style:style>
    <style:style style:name="Default_20_Paragraph_20_Font" style:display-name="Default Paragraph Font" style:family="text"/>
    <style:style style:name="Retrait_20_corps_20_de_20_texte_20_Car" style:display-name="Retrait corps de texte Car" style:family="text" style:parent-style-name="Default_20_Paragraph_20_Fon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1</meta:editing-cycles>
    <meta:creation-date>2015-11-19T17:27:00</meta:creation-date>
    <dc:date>2015-11-19T17:28:00</dc:date>
    <meta:editing-duration>PT1M</meta:editing-duration>
    <meta:generator>LibreOffice/5.1.6.2.0$Linux_X86_64 LibreOffice_project/10$Build-2</meta:generator>
    <meta:document-statistic meta:table-count="0" meta:image-count="0" meta:object-count="0" meta:page-count="8" meta:paragraph-count="150" meta:word-count="903" meta:character-count="6024" meta:non-whitespace-character-count="5111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